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464" officeooo:paragraph-rsid="00081464" style:font-size-asian="20pt" style:font-size-complex="20pt"/>
    </style:style>
    <style:style style:name="P2" style:family="paragraph" style:parent-style-name="Standard">
      <style:text-properties fo:font-size="20pt" officeooo:rsid="00081464" officeooo:paragraph-rsid="000cdabd" style:font-size-asian="20pt" style:font-size-complex="20pt"/>
    </style:style>
    <style:style style:name="P3" style:family="paragraph" style:parent-style-name="Standard">
      <style:text-properties fo:font-size="20pt" officeooo:rsid="00081464" officeooo:paragraph-rsid="0010a98f" style:font-size-asian="20pt" style:font-size-complex="20pt"/>
    </style:style>
    <style:style style:name="P4" style:family="paragraph" style:parent-style-name="Standard">
      <style:text-properties fo:font-size="20pt" officeooo:rsid="000c0ea3" officeooo:paragraph-rsid="000c0ea3" style:font-size-asian="20pt" style:font-size-complex="20pt"/>
    </style:style>
    <style:style style:name="P5" style:family="paragraph" style:parent-style-name="Standard">
      <style:text-properties fo:font-size="20pt" officeooo:rsid="000e164d" officeooo:paragraph-rsid="000e164d" style:font-size-asian="20pt" style:font-size-complex="20pt"/>
    </style:style>
    <style:style style:name="P6" style:family="paragraph" style:parent-style-name="Standard">
      <style:text-properties fo:font-size="16pt" officeooo:rsid="00081464" officeooo:paragraph-rsid="00081464" style:font-size-asian="16pt" style:font-size-complex="16pt"/>
    </style:style>
    <style:style style:name="P7" style:family="paragraph" style:parent-style-name="Standard">
      <style:text-properties fo:font-size="18pt" officeooo:rsid="00081464" officeooo:paragraph-rsid="00081464" style:font-size-asian="18pt" style:font-size-complex="18pt"/>
    </style:style>
    <style:style style:name="T1" style:family="text">
      <style:text-properties officeooo:rsid="000cdabd"/>
    </style:style>
    <style:style style:name="T2" style:family="text">
      <style:text-properties officeooo:rsid="000d8283"/>
    </style:style>
    <style:style style:name="T3" style:family="text">
      <style:text-properties officeooo:rsid="0010a98f"/>
    </style:style>
    <style:style style:name="T4" style:family="text">
      <style:text-properties fo:background-color="#ccf4c6" loext:char-shading-value="0"/>
    </style:style>
    <style:style style:name="T5" style:family="text">
      <style:text-properties officeooo:rsid="0010a98f" fo:background-color="#ccf4c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sk&gt;&lt;sk&gt;<text:tab/><text:tab/><text:tab/>Neustart</text:p>
      <text:p text:style-name="P1"/>
      <text:p text:style-name="P1">&lt;ka&gt;&lt;ka&gt;<text:tab/><text:tab/><text:tab/>Chasermode</text:p>
      <text:p text:style-name="P1"/>
      <text:p text:style-name="P1">&lt;qrl?&gt;<text:tab/><text:tab/><text:tab/><text:tab/>Activatormode </text:p>
      <text:p text:style-name="P1"/>
      <text:p text:style-name="P1">&lt;as&gt;&lt;as&gt;<text:tab/><text:tab/><text:tab/>Trainingsmode keying</text:p>
      <text:p text:style-name="P1"/>
      <text:p text:style-name="P2">&lt;<text:span text:style-name="T1">bt</text:span>&gt;&lt;<text:span text:style-name="T1">bt</text:span>&gt;<text:tab/><text:tab/><text:tab/><text:span text:style-name="T1">Callsign </text:span>Training</text:p>
      <text:p text:style-name="P2"/>
      <text:p text:style-name="P3">&lt;<text:span text:style-name="T3">ve</text:span>&gt;&lt;<text:span text:style-name="T3">ve</text:span>&gt;<text:tab/><text:tab/><text:tab/><text:span text:style-name="T3">SOTA Qso</text:span></text:p>
      <text:p text:style-name="P1"/>
      <text:p text:style-name="P7">Activator: CQ <text:span text:style-name="T3">[</text:span><text:span text:style-name="T4">SOTA</text:span><text:span text:style-name="T3">]</text:span> DE XY2ABC <text:span text:style-name="T3">[</text:span><text:span text:style-name="T4">XY/KB023</text:span><text:span text:style-name="T3">]</text:span> K</text:p>
      <text:p text:style-name="P7"/>
      <text:p text:style-name="P7">Chaser <text:s text:c="2"/>: XY2DEF</text:p>
      <text:p text:style-name="P7"/>
      <text:p text:style-name="P7">Activator: XY2DEF GD 559 559 BK</text:p>
      <text:p text:style-name="P7"/>
      <text:p text:style-name="P7">Chaser <text:s text:c="2"/>: RR GD 559 559 <text:span text:style-name="T3">[</text:span><text:span text:style-name="T4">REF XY/KB045</text:span><text:span text:style-name="T5">]</text:span> 73 TU BK</text:p>
      <text:p text:style-name="P7"/>
      <text:p text:style-name="P7">Activator: 73 TU <text:span text:style-name="T2">EE</text:span></text:p>
      <text:p text:style-name="P7"/>
      <text:p text:style-name="P7">Chaser <text:s text:c="2"/>: XY2GHJ</text:p>
      <text:p text:style-name="P6"/>
      <text:p text:style-name="P4">8980 <text:tab/>Callsigns<text:tab/><text:tab/><text:tab/>41415<text:tab/>Summits</text:p>
      <text:p text:style-name="P4"/>
      <text:p text:style-name="P5">WifiAp = qsoTrainer no Password</text:p>
      <text:p text:style-name="P5">Telnetserver listen at 8088, connect with Telnetclient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0:48.306000000</meta:creation-date>
    <dc:date>2023-11-01T17:11:13.036000000</dc:date>
    <meta:editing-duration>P1DT8H4M51S</meta:editing-duration>
    <meta:editing-cycles>7</meta:editing-cycles>
    <meta:generator>LibreOffice/7.3.2.2$Windows_X86_64 LibreOffice_project/49f2b1bff42cfccbd8f788c8dc32c1c309559be0</meta:generator>
    <meta:print-date>2023-10-26T19:15:07.902000000</meta:print-date>
    <meta:document-statistic meta:table-count="0" meta:image-count="0" meta:object-count="0" meta:page-count="1" meta:paragraph-count="15" meta:word-count="65" meta:character-count="433" meta:non-whitespace-character-count="360"/>
  </office:meta>
</office:document-meta>
</file>